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0.953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ce15"/>
        <table:table-column table:style-name="co2" table:default-cell-style-name="ce15"/>
        <table:table-column table:style-name="co18" table:default-cell-style-name="Default"/>
        <table:table-column table:style-name="co11" table:default-cell-style-name="ce15"/>
        <table:table-column table:style-name="co19" table:default-cell-style-name="Default"/>
        <table:table-column table:style-name="co20" table:default-cell-style-name="Default"/>
        <table:table-column table:style-name="co21" table:default-cell-style-name="ce15"/>
        <table:table-column table:style-name="co14" table:default-cell-style-name="ce15"/>
        <table:table-column table:style-name="co22" table:default-cell-style-name="ce15"/>
        <table:table-column table:style-name="co23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/>
          <table:table-cell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table:number-columns-repeated="10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22" table:default-cell-style-name="ce15"/>
        <table:table-column table:style-name="co33" table:default-cell-style-name="ce15"/>
        <table:table-column table:style-name="co21" table:default-cell-style-name="ce15"/>
        <table:table-column table:style-name="co22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1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8" office:value-type="string" calcext:value-type="string">
            <text:p>2453.5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 style:data-style-name="N2" text:time-value="13:57:31.2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5T13:59:00.656000000</dc:date>
    <meta:editing-duration>P4DT13H6M57S</meta:editing-duration>
    <meta:editing-cycles>1781</meta:editing-cycles>
    <meta:document-statistic meta:table-count="4" meta:cell-count="9981" meta:object-count="0"/>
  </office:meta>
</office:document-meta>
</file>